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5.7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Scenario </text:p>
          </table:table-cell>
          <table:table-cell table:style-name="ce1" office:value-type="string" calcext:value-type="string">
            <text:p>Test Steps </text:p>
          </table:table-cell>
          <table:table-cell table:style-name="ce1" office:value-type="string" calcext:value-type="string">
            <text:p>Expected Result</text:p>
          </table:table-cell>
          <table:table-cell table:style-name="ce7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PSA_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Test 'Add a new computer' option with valid inputs </text:p>
          </table:table-cell>
          <table:table-cell table:style-name="ce2" office:value-type="string" calcext:value-type="string">
            <text:p>1. Open web browser </text:p>
            <text:p>2. Open URL  https://computer-database.herokuapp.com/computers </text:p>
            <text:p>3. Click on 'Add a new computer' button on top right corner </text:p>
            <text:p>4. Enter valid data in Computer name, </text:p>
            <text:p>5. Enter valid Introduced date, Discontinued date in appropriate date format </text:p>
            <text:p>6. Choose company </text:p>
            <text:p>7. Click on 'Create this computer' button</text:p>
            <text:p/>
          </table:table-cell>
          <table:table-cell table:style-name="ce2" office:value-type="string" calcext:value-type="string">
            <text:p>1. It should navigate to homepage  </text:p>
            <text:p>2. Validation message' Done! Computer demo has been created' should be displayed in homepage above filter option </text:p>
            <text:p>3. Created computer name should be displayed in list with entered details 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PSA_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To 'Delete' existing computer</text:p>
          </table:table-cell>
          <table:table-cell table:style-name="ce2" office:value-type="string" calcext:value-type="string">
            <text:p>1. Open web browser </text:p>
            <text:p>2. Open URL  https://computer-database.herokuapp.com/computers </text:p>
            <text:p>3. Click on 'ACE' from computer name list </text:p>
            <text:p>4. Click on 'Delete this computer' button</text:p>
          </table:table-cell>
          <table:table-cell table:style-name="ce2" office:value-type="string" calcext:value-type="string">
            <text:p>1. It should navigate to homepage  </text:p>
            <text:p>2. Validation message  'Done! Computer has been deleted' should be displayed in homepage above filter option </text:p>
            <text:p>3. Deleted computer name should not show in list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PSA_3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Testing 'Filter by name' option with valid computer name </text:p>
          </table:table-cell>
          <table:table-cell table:style-name="ce5" office:value-type="string" calcext:value-type="string">
            <text:p><text:a xlink:href="https://computer-database.herokuapp.com/computers" xlink:type="simple">1. Open web browser 
2. Open URL  https://computer-database.herokuapp.com/computers 
3. Enter 'asci' in text field of 'Filter by name' option 
4. Click 'Filter by name' button </text:a></text:p>
          </table:table-cell>
          <table:table-cell table:style-name="ce2" office:value-type="string" calcext:value-type="string">
            <text:p>All computer names consisting of 'asci' should be displayed 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PSA_4 </text:p>
          </table:table-cell>
          <table:table-cell table:style-name="ce4" office:value-type="string" calcext:value-type="string">
            <text:p>Go to https://computer-database.herokuapp.com/computers/new</text:p>
          </table:table-cell>
          <table:table-cell table:style-name="ce4" office:value-type="string" calcext:value-type="string">
            <text:p>Testing 'Add a new computer' option with empty name field </text:p>
          </table:table-cell>
          <table:table-cell table:style-name="ce6" office:value-type="string" calcext:value-type="string">
            <text:p>Click on 'Create this computer' button without entering any data in all field. </text:p>
          </table:table-cell>
          <table:table-cell table:style-name="ce6" office:value-type="string" calcext:value-type="string">
            <text:p>It should highlight 'Computer Name' field with 'Required' alert 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 table:number-rows-repeated="3">
          <table:table-cell table:style-name="ce3" table:number-columns-repeated="27"/>
          <table:table-cell table:number-columns-repeated="997"/>
        </table:table-row>
        <table:table-row table:style-name="ro1" table:number-rows-repeated="992">
          <table:table-cell table:style-name="ce3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LibreOfficeDev/6.0.5.2$Linux_X86_64 LibreOffice_project/</meta:generator>
  </office:meta>
</office:document-meta>
</file>